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egoe UI', Arial, freesans, sans-serif"/>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line-height-at-least="0.605cm" fo:orphans="2" fo:widows="2" fo:padding-left="0cm" fo:padding-right="0cm" fo:padding-top="0.201cm" fo:padding-bottom="0.201cm" fo:border-left="none" fo:border-right="none" fo:border-top="0.06pt solid #aaccee" fo:border-bottom="0.06pt solid #aaccee"/>
      <style:text-properties fo:font-variant="normal" fo:text-transform="none" fo:color="#333333" fo:letter-spacing="normal" fo:font-style="normal" fo:font-weight="normal"/>
    </style:style>
    <style:style style:name="P2" style:family="paragraph" style:parent-style-name="Preformatted_20_Text">
      <style:paragraph-properties style:line-height-at-least="0.605cm" fo:orphans="2" fo:widows="2" fo:padding-left="0cm" fo:padding-right="0cm" fo:padding-top="0.201cm" fo:padding-bottom="0.201cm" fo:border-left="none" fo:border-right="none" fo:border-top="0.06pt solid #aaccee" fo:border-bottom="0.06pt solid #aaccee"/>
      <style:text-properties fo:font-variant="normal" fo:text-transform="none" fo:color="#333333" fo:letter-spacing="normal" fo:font-style="normal" fo:font-weight="normal"/>
    </style:style>
    <style:style style:name="P3" style:family="paragraph" style:parent-style-name="Preformatted_20_Text">
      <style:paragraph-properties style:line-height-at-least="0.605cm" fo:orphans="2" fo:widows="2" fo:padding-left="0cm" fo:padding-right="0cm" fo:padding-top="0.201cm" fo:padding-bottom="0.201cm" fo:border-left="none" fo:border-right="none" fo:border-top="0.06pt solid #aaccee" fo:border-bottom="0.06pt solid #aaccee"/>
      <style:text-properties fo:font-variant="normal" fo:text-transform="none" fo:color="#333333" fo:letter-spacing="normal"/>
    </style:style>
    <style:style style:name="P4" style:family="paragraph" style:parent-style-name="Preformatted_20_Text">
      <style:paragraph-properties style:line-height-at-least="0.605cm" fo:orphans="2" fo:widows="2" fo:padding-left="0cm" fo:padding-right="0cm" fo:padding-top="0.201cm" fo:padding-bottom="0.201cm" fo:border-left="none" fo:border-right="none" fo:border-top="0.06pt solid #aaccee" fo:border-bottom="0.06pt solid #aaccee"/>
      <style:text-properties fo:font-variant="normal" fo:text-transform="none" fo:color="#408090" fo:letter-spacing="normal" fo:font-style="italic" fo:font-weight="normal"/>
    </style:style>
    <style:style style:name="P5" style:family="paragraph" style:parent-style-name="Preformatted_20_Text">
      <style:paragraph-properties style:line-height-at-least="0.605cm" fo:orphans="2" fo:widows="2" fo:padding-left="0cm" fo:padding-right="0cm" fo:padding-top="0.201cm" fo:padding-bottom="0.201cm" fo:border-left="none" fo:border-right="none" fo:border-top="0.06pt solid #aaccee" fo:border-bottom="0.06pt solid #aaccee"/>
    </style:style>
    <style:style style:name="P6" style:family="paragraph" style:parent-style-name="Preformatted_20_Text">
      <style:paragraph-properties fo:margin-top="0cm" fo:margin-bottom="0cm" loext:contextual-spacing="false"/>
      <style:text-properties fo:font-variant="normal" fo:text-transform="none" fo:color="#333333" fo:letter-spacing="normal" fo:font-style="normal" fo:font-weight="normal" officeooo:rsid="0008bbad" officeooo:paragraph-rsid="0008bbad"/>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style:text-properties officeooo:rsid="0008bbad" officeooo:paragraph-rsid="0008bbad"/>
    </style:style>
    <style:style style:name="P9" style:family="paragraph" style:parent-style-name="Standard">
      <style:paragraph-properties fo:margin-top="0cm" fo:margin-bottom="0cm" loext:contextual-spacing="false"/>
      <style:text-properties officeooo:rsid="000a64c0" officeooo:paragraph-rsid="000a64c0"/>
    </style:style>
    <style:style style:name="P10" style:family="paragraph" style:parent-style-name="Standard">
      <style:paragraph-properties fo:margin-top="0cm" fo:margin-bottom="0cm" loext:contextual-spacing="false"/>
      <style:text-properties fo:font-size="11pt" officeooo:paragraph-rsid="0008bbad" style:font-size-asian="11pt" style:font-size-complex="11pt"/>
    </style:style>
    <style:style style:name="P11" style:family="paragraph" style:parent-style-name="Standard">
      <style:paragraph-properties fo:margin-top="0cm" fo:margin-bottom="0cm" loext:contextual-spacing="false"/>
      <style:text-properties fo:font-size="11pt" officeooo:rsid="000aad07" officeooo:paragraph-rsid="000aad07" style:font-size-asian="11pt" style:font-size-complex="11pt"/>
    </style:style>
    <style:style style:name="P12" style:family="paragraph" style:parent-style-name="Standard">
      <style:paragraph-properties fo:margin-top="0cm" fo:margin-bottom="0cm" loext:contextual-spacing="false"/>
      <style:text-properties officeooo:paragraph-rsid="000a64c0"/>
    </style:style>
    <style:style style:name="P13" style:family="paragraph" style:parent-style-name="Standard">
      <style:paragraph-properties fo:margin-top="0cm" fo:margin-bottom="0cm" loext:contextual-spacing="false"/>
      <style:text-properties fo:font-variant="normal" fo:text-transform="none" fo:color="#212121" style:font-name="inherit" fo:font-size="11pt" fo:letter-spacing="normal" fo:language="es" fo:country="ES" fo:font-style="normal" fo:font-weight="normal" officeooo:paragraph-rsid="0008bbad" style:font-size-asian="11pt" style:font-size-complex="11pt"/>
    </style:style>
    <style:style style:name="P14" style:family="paragraph" style:parent-style-name="Standard">
      <style:paragraph-properties fo:margin-top="0cm" fo:margin-bottom="0cm" loext:contextual-spacing="false"/>
      <style:text-properties fo:font-variant="normal" fo:text-transform="none" fo:color="#212121" style:font-name="inherit" fo:font-size="11pt" fo:letter-spacing="normal" fo:language="es" fo:country="ES" fo:font-style="normal" fo:font-weight="normal" officeooo:rsid="000aad07" officeooo:paragraph-rsid="000aad07" style:font-size-asian="11pt" style:font-size-complex="11pt"/>
    </style:style>
    <style:style style:name="P15" style:family="paragraph" style:parent-style-name="Standard">
      <style:paragraph-properties fo:margin-top="0cm" fo:margin-bottom="0cm" loext:contextual-spacing="false"/>
      <style:text-properties fo:font-variant="normal" fo:text-transform="none" fo:color="#212121" style:font-name="inherit" fo:font-size="18.2999992370605pt" fo:letter-spacing="normal" fo:language="es" fo:country="ES" fo:font-style="normal" fo:font-weight="normal" officeooo:rsid="0008bbad" officeooo:paragraph-rsid="0008bbad"/>
    </style:style>
    <style:style style:name="P16" style:family="paragraph" style:parent-style-name="Standard">
      <style:paragraph-properties fo:margin-top="0cm" fo:margin-bottom="0cm" loext:contextual-spacing="false"/>
      <style:text-properties fo:font-variant="normal" fo:text-transform="none" fo:color="#000000" style:text-line-through-style="none" style:text-line-through-type="none" style:font-name="Helvetica" fo:font-size="16pt" fo:letter-spacing="normal" fo:language="es" fo:country="ES" fo:font-style="normal" style:text-underline-style="none" fo:font-weight="normal" officeooo:rsid="000aad07" officeooo:paragraph-rsid="000aad07" style:text-blinking="false" style:font-size-asian="11pt" style:font-size-complex="11pt"/>
    </style:style>
    <style:style style:name="P17" style:family="paragraph" style:parent-style-name="Standard">
      <style:paragraph-properties fo:margin-top="0cm" fo:margin-bottom="0cm" loext:contextual-spacing="false"/>
      <style:text-properties fo:font-variant="normal" fo:text-transform="none" fo:color="#000000" style:font-name="Helvetica" fo:font-size="16pt" fo:letter-spacing="normal" fo:language="es" fo:country="ES" fo:font-style="normal" fo:font-weight="normal" officeooo:rsid="000aad07" officeooo:paragraph-rsid="000aad07" style:font-size-asian="11pt" style:font-size-complex="11pt"/>
    </style:style>
    <style:style style:name="P18" style:family="paragraph" style:parent-style-name="Standard">
      <style:paragraph-properties fo:margin-top="0cm" fo:margin-bottom="0cm" loext:contextual-spacing="false"/>
      <style:text-properties fo:font-variant="normal" fo:text-transform="none" fo:color="#000000" fo:letter-spacing="normal" officeooo:rsid="000a64c0" officeooo:paragraph-rsid="000a64c0"/>
    </style:style>
    <style:style style:name="P19" style:family="paragraph" style:parent-style-name="Standard" style:master-page-name="Standard">
      <style:paragraph-properties fo:margin-top="0cm" fo:margin-bottom="0cm" loext:contextual-spacing="false" style:page-number="1"/>
    </style:style>
    <style:style style:name="P20" style:family="paragraph" style:parent-style-name="Standard" style:list-style-name="WWNum1">
      <style:paragraph-properties fo:margin-left="1.27cm" fo:margin-right="0cm" fo:margin-top="0cm" fo:margin-bottom="0cm" loext:contextual-spacing="true" fo:text-indent="-0.635cm" style:auto-text-indent="false"/>
    </style:style>
    <style:style style:name="T1" style:family="text">
      <style:text-properties officeooo:rsid="0008bbad"/>
    </style:style>
    <style:style style:name="T2" style:family="text">
      <style:text-properties fo:color="#007020"/>
    </style:style>
    <style:style style:name="T3" style:family="text">
      <style:text-properties fo:color="#007020" fo:font-weight="bold"/>
    </style:style>
    <style:style style:name="T4" style:family="text">
      <style:text-properties fo:color="#007020" fo:font-style="normal" fo:font-weight="bold"/>
    </style:style>
    <style:style style:name="T5" style:family="text">
      <style:text-properties fo:color="#408090" fo:font-style="italic"/>
    </style:style>
    <style:style style:name="T6" style:family="text">
      <style:text-properties fo:color="#408090" fo:font-style="italic" fo:font-weight="normal"/>
    </style:style>
    <style:style style:name="T7" style:family="text">
      <style:text-properties fo:color="#902000"/>
    </style:style>
    <style:style style:name="T8" style:family="text">
      <style:text-properties fo:color="#902000" fo:font-style="normal" fo:font-weight="normal"/>
    </style:style>
    <style:style style:name="T9" style:family="text">
      <style:text-properties fo:color="#666666"/>
    </style:style>
    <style:style style:name="T10" style:family="text">
      <style:text-properties fo:color="#666666" fo:font-style="normal" fo:font-weight="normal"/>
    </style:style>
    <style:style style:name="T11" style:family="text">
      <style:text-properties fo:color="#208050"/>
    </style:style>
    <style:style style:name="T12" style:family="text">
      <style:text-properties fo:color="#208050" fo:font-style="normal" fo:font-weight="normal"/>
    </style:style>
    <style:style style:name="T13" style:family="text">
      <style:text-properties fo:color="#06287e"/>
    </style:style>
    <style:style style:name="T14" style:family="text">
      <style:text-properties fo:font-style="normal" fo:font-weight="normal"/>
    </style:style>
    <style:style style:name="T15" style:family="text">
      <style:text-properties fo:color="#4070a0" fo:font-style="normal" fo:font-weight="normal"/>
    </style:style>
    <style:style style:name="T16" style:family="text">
      <style:text-properties officeooo:rsid="000a64c0"/>
    </style:style>
    <style:style style:name="T17" style:family="text">
      <style:text-properties fo:font-variant="normal" fo:text-transform="none" fo:color="#212121" style:font-name="inherit" fo:letter-spacing="normal" fo:language="es" fo:country="ES" fo:font-style="normal" fo:font-weight="normal"/>
    </style:style>
    <style:style style:name="T18" style:family="text">
      <style:text-properties fo:font-variant="normal" fo:text-transform="none" fo:color="#212121" style:font-name="inherit" fo:letter-spacing="normal" fo:language="es" fo:country="ES" fo:font-style="normal" fo:font-weight="normal" officeooo:rsid="000a64c0"/>
    </style:style>
    <style:style style:name="T19" style:family="text">
      <style:text-properties fo:font-variant="normal" fo:text-transform="none" fo:color="#000000" fo:letter-spacing="normal"/>
    </style:style>
    <style:style style:name="T20" style:family="text">
      <style:text-properties fo:font-variant="normal" fo:text-transform="none" fo:color="#000000" fo:letter-spacing="normal" officeooo:rsid="000a64c0"/>
    </style:style>
    <style:style style:name="T21" style:family="text">
      <style:text-properties fo:font-variant="normal" fo:text-transform="none" fo:color="#000000" style:font-name="sans-serif" fo:font-size="11pt" fo:letter-spacing="normal" fo:font-style="normal" fo:font-weight="normal" style:font-size-asian="11pt" style:font-size-complex="11pt"/>
    </style:style>
    <style:style style:name="T22" style:family="text">
      <style:text-properties fo:font-variant="normal" fo:text-transform="none" fo:color="#000000" fo:font-size="11pt" fo:letter-spacing="normal" style:font-size-asian="11pt" style:font-size-complex="11pt"/>
    </style:style>
    <style:style style:name="T23" style:family="text">
      <style:text-properties fo:font-variant="normal" fo:text-transform="none" fo:color="#000000" style:font-name="inherit" fo:letter-spacing="normal" fo:language="es" fo:country="ES" fo:font-style="normal" fo:font-weight="normal"/>
    </style:style>
    <style:style style:name="T24" style:family="text">
      <style:text-properties fo:font-variant="normal" fo:text-transform="none" fo:color="#000000" style:font-name="Helvetica" fo:font-size="16pt" fo:letter-spacing="normal" fo:language="es" fo:country="ES" fo:font-style="normal" fo:font-weight="normal"/>
    </style:style>
    <style:style style:name="T25" style:family="text">
      <style:text-properties fo:font-variant="normal" fo:text-transform="none" fo:color="#000000" style:font-name="Helvetica" fo:font-size="16pt" fo:letter-spacing="normal" fo:language="es" fo:country="ES" fo:font-style="normal" fo:font-weight="bold"/>
    </style:style>
    <style:style style:name="T26" style:family="text">
      <style:text-properties fo:font-variant="normal" fo:text-transform="none" fo:color="#000000" style:text-line-through-style="none" style:text-line-through-type="none" style:font-name="Helvetica" fo:font-size="16pt" fo:letter-spacing="normal" fo:language="es" fo:country="ES" fo:font-style="normal" style:text-underline-style="none" fo:font-weight="normal" style:text-blinking="false"/>
    </style:style>
    <style:style style:name="T27" style:family="text">
      <style:text-properties fo:font-variant="normal" fo:text-transform="none" fo:color="#000000" style:text-line-through-style="none" style:text-line-through-type="none" style:font-name="Helvetica" fo:font-size="16pt" fo:letter-spacing="normal" fo:language="es" fo:country="ES" fo:font-style="normal" style:text-underline-style="none" fo:font-weight="bold" style:text-blinking="false"/>
    </style:style>
    <style:style style:name="T28" style:family="text">
      <style:text-properties fo:font-variant="normal" fo:text-transform="none" fo:color="#0090d9" style:text-line-through-style="none" style:text-line-through-type="none" style:font-name="sans-serif" fo:font-size="11pt" fo:letter-spacing="normal" fo:font-style="normal" style:text-underline-style="none" fo:font-weight="bold" style:text-blinking="false" fo:background-color="transparent" loext:char-shading-value="0" style:font-size-asian="11pt" style:font-size-complex="11pt"/>
    </style:style>
    <style:style style:name="T29" style:family="text">
      <style:text-properties fo:font-variant="normal" fo:text-transform="none" fo:color="#4665a2" style:text-line-through-style="none" style:text-line-through-type="none" style:font-name="Helvetica" fo:font-size="16pt" fo:letter-spacing="normal" fo:language="es" fo:country="ES" fo:font-style="normal" style:text-underline-style="none" fo:font-weight="bold" style:text-blinking="false"/>
    </style:style>
    <style:style style:name="T30" style:family="text">
      <style:text-properties fo:font-size="11pt" officeooo:rsid="000a64c0"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list xml:id="list4691317160592040352" text:style-name="WWNum1">
        <text:list-item>
          <text:p text:style-name="P20">Investigar a la función findcontours de OpenCV, explicar los parámetros de entrada y de salida. También un ejemplo en C++.</text:p>
        </text:list-item>
        <text:list-item>
          <text:p text:style-name="P20">Investigar cómo extraer las áreas por jerarquía con el resultado de la función findcontours. </text:p>
        </text:list-item>
        <text:list-item>
          <text:p text:style-name="P20">Formato PDF, para Martes 20 de Febrero, antes de la clase. </text:p>
        </text:list-item>
      </text:list>
      <text:p text:style-name="P7"/>
      <text:p text:style-name="P9">Jerarquía</text:p>
      <text:p text:style-name="P9">https://docs.opencv.org/3.4.0/d9/d8b/tutorial_py_contours_hierarchy.html</text:p>
      <text:p text:style-name="P10"><text:span text:style-name="T1">Los contornos pueden definirse como la linea que curvea y une todos los puntos posibles en un camino alrededor de un cuerpo. En cuestion de contornos, existen</text:span><text:span text:style-name="T17"> casos </text:span><text:span text:style-name="T18">donde hay </text:span><text:span text:style-name="T17">algunas formas </text:span><text:span text:style-name="T18">que</text:span><text:span text:style-name="T17"> están dentro de otras formas. Al igual que las figuras anidadas. En este caso, llamamos a uno externo como padre y uno interno como hijo. De esta forma, los contornos en una imagen tienen alguna relación entre sí </text:span><text:span text:style-name="T18">y</text:span><text:span text:style-name="T17"> podemos especificar cómo un contorno está conectado entre sí, por ejemplo, si es hijo de algún otro contorno, o es un padre, etc. </text:span></text:p>
      <text:p text:style-name="P13"/>
      <text:p text:style-name="P14">Para utilizar las capas internas o externas de los contornos de las areas que generamos, es necesario utilizar las banderas de recepción para obtener diferentes aproximaciones. Estas aproximaciones son en efecto las jerarquias de los contornos. Dichas banderas son</text:p>
      <text:p text:style-name="P11"><text:span text:style-name="T23"> </text:span><text:a xlink:type="simple" xlink:href="https://docs.opencv.org/3.4.0/d3/dc0/group__imgproc__shape.html#gga819779b9857cc2f8601e6526a3a5bc71a48b9c2cb1056f775ae50bb68288b875e" text:style-name="Internet_20_link" text:visited-style-name="Visited_20_Internet_20_Link"><text:span text:style-name="T29">cv.RETR_LIST</text:span></text:a><text:span text:style-name="T24">,</text:span></text:p>
      <text:p text:style-name="P11"><text:span text:style-name="T24">This is the simplest of the four flags (from explanation point of view). It simply retrieves all the contours, but doesn't create any parent-child relationship. </text:span><text:span text:style-name="T25">Parents and kids are equal under this rule, and they are just contours</text:span><text:span text:style-name="T24">. ie they all belongs to same hierarchy level.</text:span></text:p>
      <text:p text:style-name="P11"><text:span text:style-name="T24"> </text:span><text:a xlink:type="simple" xlink:href="https://docs.opencv.org/3.4.0/d3/dc0/group__imgproc__shape.html#gga819779b9857cc2f8601e6526a3a5bc71ab10df56aed56c89a026580adc9431f58" text:style-name="Internet_20_link" text:visited-style-name="Visited_20_Internet_20_Link"><text:span text:style-name="T29">cv.RETR_TREE</text:span></text:a><text:span text:style-name="T24">, </text:span></text:p>
      <text:p text:style-name="P11"><text:span text:style-name="T24">And this is the final guy, Mr.Perfect. It retrieves all the contours and creates a full family hierarchy list. </text:span><text:span text:style-name="T25">It even tells, who is the grandpa, father, son, grandson and even beyond... :)</text:span><text:span text:style-name="T24">.</text:span></text:p>
      <text:p text:style-name="P16"/>
      <text:p text:style-name="P11"><text:a xlink:type="simple" xlink:href="https://docs.opencv.org/3.4.0/d3/dc0/group__imgproc__shape.html#gga819779b9857cc2f8601e6526a3a5bc71a7d1d4b509fb2a9a8dc2f960357748752" text:style-name="Internet_20_link" text:visited-style-name="Visited_20_Internet_20_Link"><text:span text:style-name="T29">cv.RETR_CCOMP</text:span></text:a><text:span text:style-name="T24">, </text:span></text:p>
      <text:p text:style-name="P11"><text:span text:style-name="T26">This flag retrieves all the contours and arranges them to a 2-level hierarchy. ie external contours of the object (ie its boundary) are placed in hierarchy-1. And the contours of holes inside object (if any) is placed in hierarchy-2. If any object </text:span><text:soft-page-break/><text:span text:style-name="T26">inside it, its contour is placed again in hierarchy-1 only. And its hole in hierarchy-2 and so on.</text:span></text:p>
      <text:p text:style-name="P11"><text:a xlink:type="simple" xlink:href="https://docs.opencv.org/3.4.0/d3/dc0/group__imgproc__shape.html#gga819779b9857cc2f8601e6526a3a5bc71aa7adc6d6608609fd84650f71b954b981" text:style-name="Internet_20_link" text:visited-style-name="Visited_20_Internet_20_Link"><text:span text:style-name="T29">cv.RETR_EXTERNAL</text:span></text:a><text:span text:style-name="T23"> </text:span></text:p>
      <text:p text:style-name="P11"><text:span text:style-name="T26">If you use this flag, it returns only extreme outer flags. All child contours are left behind. </text:span><text:span text:style-name="T27">We can say, under this law, Only the eldest in every family is taken care of. It doesn't care about other members of the family :)</text:span><text:span text:style-name="T26">.</text:span></text:p>
      <text:p text:style-name="P17"/>
      <text:p text:style-name="P15"/>
      <text:p text:style-name="P7"/>
      <text:p text:style-name="P9">Parametros de entrada y de salida de FindContours</text:p>
      <text:p text:style-name="P9">La función es utilizada para encontrar los bordes de una imagen binaria.</text:p>
      <text:p text:style-name="P9"><text:a xlink:type="simple" xlink:href="https://docs.opencv.org/2.4/modules/imgproc/doc/structural_analysis_and_shape_descriptors.html?highlight=findcontours#findcontours" text:style-name="Internet_20_link" text:visited-style-name="Visited_20_Internet_20_Link">https://docs.opencv.org/2.4/modules/imgproc/doc/structural_analysis_and_shape_descriptors.html?highlight=findcontours#findcontours</text:a></text:p>
      <text:p text:style-name="P9">Image</text:p>
      <text:p text:style-name="P12"><text:span text:style-name="T16">Es la imagen fuente. Debe ser de 1 solo canal y 8 bits. La </text:span><text:span text:style-name="T30">imagen es tratada como binaria por lo que los valores de 1’s y 0ś indican el valor de un pixel. Se pueden usar funciones como </text:span><text:span text:style-name="T22"> </text:span><text:a xlink:type="simple" xlink:href="https://docs.opencv.org/2.4/modules/contrib/doc/openfabmap.html#void%20compare(const%20Mat&amp;%20queryImgDescriptor,%20vector%3CIMatch%3E&amp;%20matches,%20bool%20addQuery%20,%20const%20Mat&amp;%20mask)" text:style-name="Internet_20_link" text:visited-style-name="Visited_20_Internet_20_Link"><text:span text:style-name="Source_20_Text"><text:span text:style-name="T28">compare()</text:span></text:span></text:a><text:span text:style-name="T22"> </text:span><text:span text:style-name="T21">, </text:span><text:a xlink:type="simple" xlink:href="https://docs.opencv.org/2.4/modules/core/doc/operations_on_arrays.html#void%20inRange(InputArray%20src,%20InputArray%20lowerb,%20InputArray%20upperb,%20OutputArray%20dst)" text:style-name="Internet_20_link" text:visited-style-name="Visited_20_Internet_20_Link"><text:span text:style-name="Source_20_Text"><text:span text:style-name="T28">inRange()</text:span></text:span></text:a><text:span text:style-name="T22"> </text:span><text:span text:style-name="T21">, </text:span><text:a xlink:type="simple" xlink:href="https://docs.opencv.org/2.4/modules/imgproc/doc/miscellaneous_transformations.html#double%20threshold(InputArray%20src,%20OutputArray%20dst,%20double%20thresh,%20double%20maxval,%20int%20type)" text:style-name="Internet_20_link" text:visited-style-name="Visited_20_Internet_20_Link"><text:span text:style-name="Source_20_Text"><text:span text:style-name="T28">threshold()</text:span></text:span></text:a><text:span text:style-name="T22"> </text:span><text:span text:style-name="T21">, </text:span><text:a xlink:type="simple" xlink:href="https://docs.opencv.org/2.4/modules/imgproc/doc/miscellaneous_transformations.html#void%20adaptiveThreshold(InputArray%20src,%20OutputArray%20dst,%20double%20maxValue,%20int%20adaptiveMethod,%20int%20thresholdType,%20int%20blockSize,%20double%20C)" text:style-name="Internet_20_link" text:visited-style-name="Visited_20_Internet_20_Link"><text:span text:style-name="Source_20_Text"><text:span text:style-name="T28">adaptiveThreshold()</text:span></text:span></text:a><text:span text:style-name="T22"> </text:span><text:span text:style-name="T21">, </text:span><text:a xlink:type="simple" xlink:href="https://docs.opencv.org/2.4/modules/imgproc/doc/feature_detection.html#void%20Canny(InputArray%20image,%20OutputArray%20edges,%20double%20threshold1,%20double%20threshold2,%20int%20apertureSize,%20bool%20L2gradient)" text:style-name="Internet_20_link" text:visited-style-name="Visited_20_Internet_20_Link"><text:span text:style-name="Source_20_Text"><text:span text:style-name="T28">Canny()</text:span></text:span></text:a><text:span text:style-name="T22"> </text:span><text:span text:style-name="T19"> </text:span><text:span text:style-name="T20">para crear una imagen definida.</text:span></text:p>
      <text:p text:style-name="P18">Contour, son todos los contornos detectados almacenados en un vector de puntos.</text:p>
      <text:p text:style-name="P18">Hierarchy, es un vector de salida opcional. Contiene información acerca de la topología de la imagen</text:p>
      <text:p text:style-name="P18"/>
      <text:p text:style-name="P18">Mode, es para seleccionar el tipo de contorno que será aplicado.</text:p>
      <text:p text:style-name="P18">Method, selecciona la aproximacion utilizada para encontrar el contorno</text:p>
      <text:p text:style-name="P18">Offset es tambien opcional y sirve para definir un pequeño defase de los puntos del contorno.</text:p>
      <text:p text:style-name="P9"/>
      <text:p text:style-name="P8">Ejemplo en C++ de FindContours</text:p>
      <text:p text:style-name="P8"/>
      <text:p text:style-name="P8">En el siguiente ejemplo extraído de la pagina oficial de la documentación de OpenCv y da como resultado la detección de bordes en esta imagen:</text:p>
      <text:p text:style-name="P8"><text:a xlink:type="simple" xlink:href="https://docs.opencv.org/2.4/doc/tutorials/imgproc/shapedescriptors/find_contours/find_contours.html#explanation" text:style-name="Internet_20_link" text:visited-style-name="Visited_20_Internet_20_Link">https://docs.opencv.org/2.4/doc/tutorials/imgproc/shapedescriptors/find_contours/find_contours.html#explanation</text:a></text:p>
      <text:p text:style-name="P8"/>
      <text:p text:style-name="P8">Para el proceso, se carga una imagen fuente, se guarda en escala de grises y se le aplica un desenfoque. Una vez desenfocada, se crea una ventana y se ejecuta la funcion thresh_callback para procesar los bordes de la imagen que se va a mostrar.</text:p>
      <text:p text:style-name="P8"/>
      <text:p text:style-name="P8">Dentro de thresh_callback, se crea una matriz, asi como un par de vectores.</text:p>
      <text:p text:style-name="P8"/>
      <text:p text:style-name="P8"><text:soft-page-break/>Primero, se detectan los bordes, despues se encuentran los contornos y son dibujados. Al final, se muestran en la ventana.</text:p>
      <text:p text:style-name="P8"/>
      <text:p text:style-name="P6"><text:span text:style-name="T2">#include</text:span> <text:span text:style-name="T5">"opencv2/highgui/highgui.hpp"</text:span></text:p>
      <text:p text:style-name="P2"><text:span text:style-name="T2">#include</text:span> <text:span text:style-name="T5">"opencv2/imgproc/imgproc.hpp"</text:span></text:p>
      <text:p text:style-name="P2"><text:span text:style-name="T2">#include</text:span> <text:span text:style-name="T5">&lt;iostream&gt;</text:span></text:p>
      <text:p text:style-name="P2"><text:span text:style-name="T2">#include</text:span> <text:span text:style-name="T5">&lt;stdio.h&gt;</text:span></text:p>
      <text:p text:style-name="P2"><text:span text:style-name="T2">#include</text:span> <text:span text:style-name="T5">&lt;stdlib.h&gt;</text:span></text:p>
      <text:p text:style-name="P5"/>
      <text:p text:style-name="P2"><text:span text:style-name="T3">using</text:span> <text:span text:style-name="T3">namespace</text:span> cv;</text:p>
      <text:p text:style-name="P2"><text:span text:style-name="T3">using</text:span> <text:span text:style-name="T3">namespace</text:span> std;</text:p>
      <text:p text:style-name="P5"/>
      <text:p text:style-name="P2">Mat src; Mat src_gray;</text:p>
      <text:p text:style-name="P2"><text:span text:style-name="T7">int</text:span> thresh <text:span text:style-name="T9">=</text:span> <text:span text:style-name="T11">100</text:span>;</text:p>
      <text:p text:style-name="P2"><text:span text:style-name="T7">int</text:span> max_thresh <text:span text:style-name="T9">=</text:span> <text:span text:style-name="T11">255</text:span>;</text:p>
      <text:p text:style-name="P2">RNG <text:span text:style-name="T13">rng</text:span>(<text:span text:style-name="T11">12345</text:span>);</text:p>
      <text:p text:style-name="P5"/>
      <text:p text:style-name="P4">/// Function header</text:p>
      <text:p text:style-name="P2"><text:span text:style-name="T7">void</text:span> <text:span text:style-name="T13">thresh_callback</text:span>(<text:span text:style-name="T7">int</text:span>, <text:span text:style-name="T7">void</text:span><text:span text:style-name="T9">*</text:span> );</text:p>
      <text:p text:style-name="P5"/>
      <text:p text:style-name="P4">/** @function main */</text:p>
      <text:p text:style-name="P2"><text:span text:style-name="T7">int</text:span> <text:span text:style-name="T13">main</text:span>( <text:span text:style-name="T7">int</text:span> argc, <text:span text:style-name="T7">char</text:span><text:span text:style-name="T9">**</text:span> argv )</text:p>
      <text:p text:style-name="P2">{</text:p>
      <text:p text:style-name="P3"><text:s text:c="2"/><text:span text:style-name="T6">/// Load source image and convert it to gray</text:span></text:p>
      <text:p text:style-name="P3"><text:s text:c="2"/><text:span text:style-name="T14">src </text:span><text:span text:style-name="T10">=</text:span><text:span text:style-name="T14"> imread( argv[</text:span><text:span text:style-name="T12">1</text:span><text:span text:style-name="T14">], </text:span><text:span text:style-name="T12">1</text:span><text:span text:style-name="T14"> );</text:span></text:p>
      <text:p text:style-name="P5"/>
      <text:p text:style-name="P3"><text:s text:c="2"/><text:span text:style-name="T6">/// Convert image to gray and blur it</text:span></text:p>
      <text:p text:style-name="P3"><text:s text:c="2"/><text:span text:style-name="T14">cvtColor( src, src_gray, CV_BGR2GRAY );</text:span></text:p>
      <text:p text:style-name="P3"><text:s text:c="2"/><text:span text:style-name="T14">blur( src_gray, src_gray, Size(</text:span><text:span text:style-name="T12">3</text:span><text:span text:style-name="T14">,</text:span><text:span text:style-name="T12">3</text:span><text:span text:style-name="T14">) );</text:span></text:p>
      <text:p text:style-name="P5"/>
      <text:p text:style-name="P3"><text:s text:c="2"/><text:span text:style-name="T6">/// Create Window</text:span></text:p>
      <text:p text:style-name="P3"><text:s text:c="2"/><text:span text:style-name="T8">char</text:span><text:span text:style-name="T10">*</text:span><text:span text:style-name="T14"> source_window </text:span><text:span text:style-name="T10">=</text:span><text:span text:style-name="T14"> </text:span><text:span text:style-name="T15">"Source"</text:span><text:span text:style-name="T14">;</text:span></text:p>
      <text:p text:style-name="P3"><text:s text:c="2"/><text:span text:style-name="T14">namedWindow( source_window, CV_WINDOW_AUTOSIZE );</text:span></text:p>
      <text:p text:style-name="P3"><text:s text:c="2"/><text:span text:style-name="T14">imshow( source_window, src );</text:span></text:p>
      <text:p text:style-name="P5"/>
      <text:p text:style-name="P3"><text:s text:c="2"/><text:span text:style-name="T14">createTrackbar( </text:span><text:span text:style-name="T15">" Canny thresh:"</text:span><text:span text:style-name="T14">, </text:span><text:span text:style-name="T15">"Source"</text:span><text:span text:style-name="T14">, </text:span><text:span text:style-name="T10">&amp;</text:span><text:span text:style-name="T14">thresh, max_thresh, thresh_callback );</text:span></text:p>
      <text:p text:style-name="P3"><text:s text:c="2"/><text:span text:style-name="T14">thresh_callback( </text:span><text:span text:style-name="T12">0</text:span><text:span text:style-name="T14">, </text:span><text:span text:style-name="T12">0</text:span><text:span text:style-name="T14"> );</text:span></text:p>
      <text:p text:style-name="P5"/>
      <text:p text:style-name="P3"><text:s text:c="2"/><text:span text:style-name="T14">waitKey(</text:span><text:span text:style-name="T12">0</text:span><text:span text:style-name="T14">);</text:span></text:p>
      <text:p text:style-name="P3"><text:s text:c="2"/><text:span text:style-name="T4">return</text:span><text:span text:style-name="T14">(</text:span><text:span text:style-name="T12">0</text:span><text:span text:style-name="T14">);</text:span></text:p>
      <text:p text:style-name="P2"><text:soft-page-break/>}</text:p>
      <text:p text:style-name="P5"/>
      <text:p text:style-name="P4">/** @function thresh_callback */</text:p>
      <text:p text:style-name="P2"><text:span text:style-name="T7">void</text:span> <text:span text:style-name="T13">thresh_callback</text:span>(<text:span text:style-name="T7">int</text:span>, <text:span text:style-name="T7">void</text:span><text:span text:style-name="T9">*</text:span> )</text:p>
      <text:p text:style-name="P2">{</text:p>
      <text:p text:style-name="P3"><text:s text:c="2"/><text:span text:style-name="T14">Mat canny_output;</text:span></text:p>
      <text:p text:style-name="P3"><text:s text:c="2"/><text:span text:style-name="T14">vector</text:span><text:span text:style-name="T10">&lt;</text:span><text:span text:style-name="T14">vector</text:span><text:span text:style-name="T10">&lt;</text:span><text:span text:style-name="T14">Point</text:span><text:span text:style-name="T10">&gt;</text:span><text:span text:style-name="T14"> </text:span><text:span text:style-name="T10">&gt;</text:span><text:span text:style-name="T14"> contours;</text:span></text:p>
      <text:p text:style-name="P3"><text:s text:c="2"/><text:span text:style-name="T14">vector</text:span><text:span text:style-name="T10">&lt;</text:span><text:span text:style-name="T14">Vec4i</text:span><text:span text:style-name="T10">&gt;</text:span><text:span text:style-name="T14"> hierarchy;</text:span></text:p>
      <text:p text:style-name="P5"/>
      <text:p text:style-name="P3"><text:s text:c="2"/><text:span text:style-name="T6">/// Detect edges using canny</text:span></text:p>
      <text:p text:style-name="P3"><text:s text:c="2"/><text:span text:style-name="T14">Canny( src_gray, canny_output, thresh, thresh</text:span><text:span text:style-name="T10">*</text:span><text:span text:style-name="T12">2</text:span><text:span text:style-name="T14">, </text:span><text:span text:style-name="T12">3</text:span><text:span text:style-name="T14"> );</text:span></text:p>
      <text:p text:style-name="P3"><text:s text:c="2"/><text:span text:style-name="T6">/// Find contours</text:span></text:p>
      <text:p text:style-name="P3"><text:s text:c="2"/><text:span text:style-name="T14">findContours( canny_output, contours, hierarchy, CV_RETR_TREE, CV_CHAIN_APPROX_SIMPLE, Point(</text:span><text:span text:style-name="T12">0</text:span><text:span text:style-name="T14">, </text:span><text:span text:style-name="T12">0</text:span><text:span text:style-name="T14">) );</text:span></text:p>
      <text:p text:style-name="P5"/>
      <text:p text:style-name="P3"><text:s text:c="2"/><text:span text:style-name="T6">/// Draw contours</text:span></text:p>
      <text:p text:style-name="P3"><text:s text:c="2"/><text:span text:style-name="T14">Mat drawing </text:span><text:span text:style-name="T10">=</text:span><text:span text:style-name="T14"> Mat</text:span><text:span text:style-name="T10">::</text:span><text:span text:style-name="T14">zeros( canny_output.size(), CV_8UC3 );</text:span></text:p>
      <text:p text:style-name="P3"><text:s text:c="2"/><text:span text:style-name="T4">for</text:span><text:span text:style-name="T14">( </text:span><text:span text:style-name="T8">int</text:span><text:span text:style-name="T14"> i </text:span><text:span text:style-name="T10">=</text:span><text:span text:style-name="T14"> </text:span><text:span text:style-name="T12">0</text:span><text:span text:style-name="T14">; i</text:span><text:span text:style-name="T10">&lt;</text:span><text:span text:style-name="T14"> contours.size(); i</text:span><text:span text:style-name="T10">++</text:span><text:span text:style-name="T14"> )</text:span></text:p>
      <text:p text:style-name="P3"><text:s text:c="5"/><text:span text:style-name="T14">{</text:span></text:p>
      <text:p text:style-name="P3"><text:s text:c="7"/><text:span text:style-name="T14">Scalar color </text:span><text:span text:style-name="T10">=</text:span><text:span text:style-name="T14"> Scalar( rng.uniform(</text:span><text:span text:style-name="T12">0</text:span><text:span text:style-name="T14">, </text:span><text:span text:style-name="T12">255</text:span><text:span text:style-name="T14">), rng.uniform(</text:span><text:span text:style-name="T12">0</text:span><text:span text:style-name="T14">,</text:span><text:span text:style-name="T12">255</text:span><text:span text:style-name="T14">), rng.uniform(</text:span><text:span text:style-name="T12">0</text:span><text:span text:style-name="T14">,</text:span><text:span text:style-name="T12">255</text:span><text:span text:style-name="T14">) );</text:span></text:p>
      <text:p text:style-name="P3"><text:s text:c="7"/><text:span text:style-name="T14">drawContours( drawing, contours, i, color, </text:span><text:span text:style-name="T12">2</text:span><text:span text:style-name="T14">, </text:span><text:span text:style-name="T12">8</text:span><text:span text:style-name="T14">, hierarchy, </text:span><text:span text:style-name="T12">0</text:span><text:span text:style-name="T14">, Point() );</text:span></text:p>
      <text:p text:style-name="P3"><text:s text:c="5"/><text:span text:style-name="T14">}</text:span></text:p>
      <text:p text:style-name="P5"/>
      <text:p text:style-name="P3"><text:s text:c="2"/><text:span text:style-name="T6">/// Show in a window</text:span></text:p>
      <text:p text:style-name="P3"><text:s text:c="2"/><text:span text:style-name="T14">namedWindow( </text:span><text:span text:style-name="T15">"Contours"</text:span><text:span text:style-name="T14">, CV_WINDOW_AUTOSIZE );</text:span></text:p>
      <text:p text:style-name="P3"><text:s text:c="2"/><text:span text:style-name="T14">imshow( </text:span><text:span text:style-name="T15">"Contours"</text:span><text:span text:style-name="T14">, drawing );</text:span></text:p>
      <text:p text:style-name="P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egoe UI', Arial, freesans, sans-serif"/>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8T23:28:52.196525026</dc:date>
    <meta:editing-duration>PT6M17S</meta:editing-duration>
    <meta:editing-cycles>9</meta:editing-cycles>
    <meta:generator>LibreOffice/5.1.6.2$Linux_X86_64 LibreOffice_project/10m0$Build-2</meta:generator>
    <meta:document-statistic meta:table-count="0" meta:image-count="0" meta:object-count="0" meta:page-count="4" meta:paragraph-count="82" meta:word-count="826" meta:character-count="5514" meta:non-whitespace-character-count="4687"/>
  </office:meta>
</office:document-meta>
</file>